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11.333cm" style:rel-column-width="4369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635cm"/>
    </style:style>
    <style:style style:name="P1" style:family="paragraph" style:parent-style-name="Standard">
      <style:text-properties fo:font-size="20pt" fo:font-weight="bold" officeooo:rsid="0014b838" officeooo:paragraph-rsid="0014b838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14b838" officeooo:paragraph-rsid="0014b838"/>
    </style:style>
    <style:style style:name="P3" style:family="paragraph" style:parent-style-name="Standard">
      <style:text-properties fo:font-size="16pt" fo:font-weight="bold" officeooo:rsid="0014b838" officeooo:paragraph-rsid="0014b838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weight="bold" officeooo:rsid="0014b838" officeooo:paragraph-rsid="0014b838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16c647"/>
    </style:style>
    <style:style style:name="P6" style:family="paragraph" style:parent-style-name="Standard">
      <style:text-properties fo:font-size="14pt" fo:font-weight="bold" officeooo:rsid="0014b838" officeooo:paragraph-rsid="0016c647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officeooo:rsid="0016c647" officeooo:paragraph-rsid="0016c647" style:font-weight-asian="bold" style:font-weight-complex="bold"/>
    </style:style>
    <style:style style:name="P8" style:family="paragraph" style:parent-style-name="Table_20_Contents">
      <style:text-properties officeooo:rsid="0016c647" officeooo:paragraph-rsid="00184a2f"/>
    </style:style>
    <style:style style:name="P9" style:family="paragraph" style:parent-style-name="Standard" style:list-style-name="L1">
      <style:text-properties fo:font-size="12pt" fo:font-weight="normal" officeooo:rsid="0014b838" officeooo:paragraph-rsid="00184a2f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fo:font-size="12pt" fo:font-weight="normal" officeooo:rsid="00184a2f" officeooo:paragraph-rsid="00184a2f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weight="bold" officeooo:rsid="0014b838" officeooo:paragraph-rsid="0014b838" style:font-weight-asian="bold" style:font-weight-complex="bold"/>
    </style:style>
    <style:style style:name="P12" style:family="paragraph" style:parent-style-name="Standard" style:list-style-name="L3">
      <style:text-properties fo:font-weight="normal" officeooo:rsid="00184a2f" officeooo:paragraph-rsid="00184a2f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184a2f" officeooo:paragraph-rsid="00184a2f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184a2f" officeooo:paragraph-rsid="00184a2f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1a803f" officeooo:paragraph-rsid="001a803f" style:font-weight-asian="normal" style:font-weight-complex="normal"/>
    </style:style>
    <style:style style:name="P16" style:family="paragraph" style:parent-style-name="Standard" style:list-style-name="L7">
      <style:text-properties fo:font-weight="normal" officeooo:rsid="001a803f" officeooo:paragraph-rsid="001a803f" style:font-weight-asian="normal" style:font-weight-complex="normal"/>
    </style:style>
    <style:style style:name="T1" style:family="text">
      <style:text-properties fo:font-size="12pt" fo:font-weight="normal" officeooo:rsid="0015276b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6c647" style:font-size-asian="10.5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4b838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ine Günlük Uygulaması</text:p>
      <text:p text:style-name="P2"/>
      <text:p text:style-name="P3">1-Özet</text:p>
      <text:p text:style-name="P3"><text:tab/><text:span text:style-name="T1">Bu uygulama, </text:span><text:span text:style-name="T2">kullanıcıların güvenli ve eğlenceli bir şekilde anılarını oluşturup, günlük tutup, fotoğraflarını ekleyip özel anılarını saklamalarını amaçlamaktadır. </text:span></text:p>
      <text:p text:style-name="P3"/>
      <text:p text:style-name="P3"/>
      <text:p text:style-name="P3"/>
      <text:p text:style-name="P3">2-Giriş</text:p>
      <text:p text:style-name="P3"/>
      <text:p text:style-name="P2"><text:tab/><text:span text:style-name="T3">2.1-Problem Tanımı</text:span></text:p>
      <text:p text:style-name="P2"><text:span text:style-name="T3"><text:tab/><text:tab/></text:span><text:span text:style-name="T2">Uygulama düzenli günlük tutmak isteyen, anılarını konforlu güvenli bir platformda saklamak isteyen kullanıcılar için platform eksikliği vardır. Platformlar yeteri kadar efektif ve güvenlikli değildir.</text:span></text:p>
      <text:p text:style-name="P4"><text:tab/>2.2-Amaç</text:p>
      <text:p text:style-name="P5"><text:span text:style-name="T4"><text:tab/><text:tab/></text:span><text:span text:style-name="T2">Kullanıcıların yazılarını güvenli bir şekilde kaydedebilecekleri, düzenleyebilecekleri ve yönetebilecekleri bir web tabanlı platform oluşturmak. Bu platform, şifreleme ve yedekleme özellikleri ile kullanıcı verilerinin güvenliğini sağlayacaktır.</text:span></text:p>
      <text:p text:style-name="P6"><text:span text:style-name="T2"><text:s/></text:span></text:p>
      <text:p text:style-name="P4"/>
      <text:p text:style-name="P4"/>
      <text:p text:style-name="P3">3-Planlama</text:p>
      <text:p text:style-name="P3"/>
      <text:p text:style-name="P2"><text:tab/><text:span text:style-name="T3">3.1-Zaman Çizelgesi</text:span></text:p>
      <text:p text:style-name="P2"><text:span text:style-name="T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roje Analizi / Gereksinim Analizi</text:p>
          </table:table-cell>
          <table:table-cell table:style-name="Table1.B1" office:value-type="string">
            <text:p text:style-name="P8">11.12.2024/**.12.2024</text:p>
          </table:table-cell>
        </table:table-row>
        <table:table-row>
          <table:table-cell table:style-name="Table1.A2" office:value-type="string">
            <text:p text:style-name="P7">Veritabanı Tasarımı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Backend Geliştirm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Frontend Geliştirm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Test &amp; Debugging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P7">Sunum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><text:span text:style-name="T3"/></text:p>
      <text:p text:style-name="P4"><text:tab/>3.2-Kaynaklar</text:p>
      <text:p text:style-name="P4"/>
      <text:list text:style-name="L1">
        <text:list-item>
          <text:p text:style-name="P9">Yazılım geliştirme araçları: Visual Studio, SQL Server Management Studio.</text:p>
        </text:list-item>
        <text:list-item>
          <text:p text:style-name="P9">Geliştirme çerçeveleri: ASP.NET, Bootstrap.</text:p>
        </text:list-item>
        <text:list-item>
          <text:p text:style-name="P9">Ekip: Yazılım mühendisi ve test uzmanı.</text:p>
        </text:list-item>
      </text:list>
      <text:p text:style-name="P4"/>
      <text:p text:style-name="P4"/>
      <text:p text:style-name="P4"/>
      <text:p text:style-name="P4"/>
      <text:p text:style-name="P4"/>
      <text:p text:style-name="P3"><text:soft-page-break/>4-Gereksinim Analizi</text:p>
      <text:p text:style-name="P3"/>
      <text:p text:style-name="P2"><text:tab/><text:span text:style-name="T3">4.1-Fonksiyonel Gereksinimler</text:span></text:p>
      <text:p text:style-name="P2"><text:span text:style-name="T3"/></text:p>
      <text:list text:style-name="L2">
        <text:list-item>
          <text:list>
            <text:list-item>
              <text:list>
                <text:list-item>
                  <text:p text:style-name="P10">Üyelik Oluşturma ve Üyelik Girişi</text:p>
                </text:list-item>
                <text:list-item>
                  <text:p text:style-name="P10">Anonim günlük paylaşımı</text:p>
                </text:list-item>
                <text:list-item>
                  <text:p text:style-name="P10">Fotoğraf ve Anı Yazılı Harita</text:p>
                </text:list-item>
                <text:list-item>
                  <text:p text:style-name="P10">Günlük takvimi</text:p>
                </text:list-item>
                <text:list-item>
                  <text:p text:style-name="P10">Galeri</text:p>
                </text:list-item>
              </text:list>
            </text:list-item>
          </text:list>
          <text:p text:style-name="P10"/>
        </text:list-item>
      </text:list>
      <text:p text:style-name="P2"><text:span text:style-name="T3"/></text:p>
      <text:p text:style-name="P2"><text:span text:style-name="T3"/></text:p>
      <text:p text:style-name="P4"><text:tab/>4.2-Fonksiyonel Olmayan Gereksinimler</text:p>
      <text:p text:style-name="P4"/>
      <text:p text:style-name="P11"><text:tab/><text:tab/>4.2.1-Performans Gereksinimleri</text:p>
      <text:list text:style-name="L3">
        <text:list-item>
          <text:p text:style-name="P12">Uygulama aynı ayna 1500 kullanıcıya hizmet verebilmeli</text:p>
        </text:list-item>
        <text:list-item>
          <text:p text:style-name="P12"/>
        </text:list-item>
      </text:list>
      <text:p text:style-name="P11"/>
      <text:p text:style-name="P11"/>
      <text:p text:style-name="P11"><text:tab/><text:tab/>4.2.2-Güvenlik Gereksinimleri</text:p>
      <text:list text:style-name="L4">
        <text:list-item>
          <text:p text:style-name="P13">Kullanıcıların günlükleri, fotoğrafları veya herhangi gizli tutulmasını istediği verisi hash algoritması ile saklanmalı ve başka mecralarla paylaşılmamalıdır</text:p>
        </text:list-item>
      </text:list>
      <text:p text:style-name="P11"/>
      <text:p text:style-name="P11"/>
      <text:p text:style-name="P11"><text:tab/><text:tab/>4.2.3-Kullanıcı Dostu Arayüz</text:p>
      <text:p text:style-name="P11"/>
      <text:list text:style-name="L5">
        <text:list-item>
          <text:p text:style-name="P14">Uygulama arayüzü sade ve basit olmalı</text:p>
        </text:list-item>
        <text:list-item>
          <text:p text:style-name="P14">Kullanıcılar uygulamanın renk paletini kendi belirleyebilmeli</text:p>
        </text:list-item>
        <text:list-item>
          <text:p text:style-name="P14"/>
        </text:list-item>
      </text:list>
      <text:p text:style-name="P11"><text:tab/><text:tab/>4.2.4-Erişilebilirlik</text:p>
      <text:p text:style-name="P11"/>
      <text:list text:style-name="L6">
        <text:list-item>
          <text:p text:style-name="P15">Uygulama tüm cihazlarda uyumlu olmalı, internet bağlantısı olduğu sürece erişilebilir olmalıdır</text:p>
        </text:list-item>
      </text:list>
      <text:p text:style-name="P11"><text:tab/><text:tab/>4.2.5-Yedekleme ve Kurtarma</text:p>
      <text:list text:style-name="L7">
        <text:list-item>
          <text:p text:style-name="P16">Günlük, fotoğraf gibi veriler günlük yedeklenmeli, veri kaybı önlenmelidir</text:p>
        </text:list-item>
      </text:list>
      <text:p text:style-name="P11"/>
      <text:p text:style-name="P11"/>
      <text:p text:style-name="P11"/>
      <text:p text:style-name="P11"/>
      <text:p text:style-name="P3">5-Sistem Tasarımı</text:p>
      <text:p text:style-name="P3"/>
      <text:p text:style-name="P11"><text:tab/><text:span text:style-name="T5">5.1-Mimari Tasarımı</text:span></text:p>
      <text:p text:style-name="P11"><text:span text:style-name="T5"/></text:p>
      <text:p text:style-name="P4"><text:tab/>5.2-Veritabanı Tasarımı</text:p>
      <text:p text:style-name="P4"/>
      <text:p text:style-name="P4"><text:tab/>5.3-Arayüz Tasarımı</text:p>
      <text:p text:style-name="P4"/>
      <text:p text:style-name="P4"/>
      <text:p text:style-name="P4"/>
      <text:p text:style-name="P4"><text:soft-page-break/></text:p>
      <text:p text:style-name="P3">6-Geliştirme Süreci</text:p>
      <text:p text:style-name="P3"/>
      <text:p text:style-name="P3"/>
      <text:p text:style-name="P3">7-Test Planı</text:p>
      <text:p text:style-name="P3">8-Sonuc ve Değerlendirme</text:p>
      <text:p text:style-name="P3">9-Ve Ekler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8:53:44.483000000</meta:creation-date>
    <dc:date>2024-12-11T19:40:28.475000000</dc:date>
    <meta:editing-duration>PT2M37S</meta:editing-duration>
    <meta:editing-cycles>2</meta:editing-cycles>
    <meta:generator>LibreOffice/24.8.3.1$Windows_X86_64 LibreOffice_project/65412f067af443213e726c93f137ccc85c9a1e06</meta:generator>
    <meta:document-statistic meta:table-count="1" meta:image-count="0" meta:object-count="0" meta:page-count="3" meta:paragraph-count="52" meta:word-count="238" meta:character-count="1991" meta:non-whitespace-character-count="1792"/>
  </office:meta>
</office:document-meta>
</file>